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" svg:font-family="Times" style:font-family-generic="roma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іца1" style:family="table">
      <style:table-properties style:width="17.022cm" table:align="left" style:writing-mode="lr-tb"/>
    </style:style>
    <style:style style:name="Табліца1.A" style:family="table-column">
      <style:table-column-properties style:column-width="5.666cm"/>
    </style:style>
    <style:style style:name="Табліца1.B" style:family="table-column">
      <style:table-column-properties style:column-width="5.667cm"/>
    </style:style>
    <style:style style:name="Табліца1.C" style:family="table-column">
      <style:table-column-properties style:column-width="5.689cm"/>
    </style:style>
    <style:style style:name="Табліца1.1" style:family="table-row">
      <style:table-row-properties style:keep-together="true" fo:keep-together="auto"/>
    </style:style>
    <style:style style:name="Табліца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іца1.C1" style:family="table-cell">
      <style:table-cell-properties style:vertical-align="top" fo:padding="0.097cm" fo:border="0.002cm solid #000000" style:writing-mode="lr-tb"/>
    </style:style>
    <style:style style:name="Табліца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іца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style:font-name="Times" style:font-name-complex="Times"/>
    </style:style>
    <style:style style:name="P2" style:family="paragraph" style:parent-style-name="Table_20_Contents_20__28_user_29_">
      <style:paragraph-properties fo:line-height="0.499cm" fo:text-align="end" style:justify-single-word="false" style:snap-to-layout-grid="false"/>
      <style:text-properties fo:color="#000000" style:font-name="Times" fo:font-size="16.5pt" fo:letter-spacing="0.018cm" fo:font-weight="normal" style:letter-kerning="true" style:font-size-asian="16.5pt" style:font-weight-asian="normal" style:font-name-complex="Times" style:font-size-complex="16.5pt" style:font-weight-complex="normal"/>
    </style:style>
    <style:style style:name="P3" style:family="paragraph" style:parent-style-name="Table_20_Contents_20__28_user_29_">
      <style:paragraph-properties fo:text-align="end" style:justify-single-word="false" style:snap-to-layout-grid="false"/>
      <style:text-properties fo:color="#000000" style:font-name="Times" fo:font-size="16.5pt" fo:font-weight="normal" style:letter-kerning="true" style:font-size-asian="16.5pt" style:font-weight-asian="normal" style:font-name-complex="Times" style:font-size-complex="16.5pt" style:font-weight-complex="normal"/>
    </style:style>
    <style:style style:name="P4" style:family="paragraph" style:parent-style-name="Table_20_Contents_20__28_user_29_">
      <style:paragraph-properties fo:text-align="end" style:justify-single-word="false" style:snap-to-layout-grid="false"/>
      <style:text-properties fo:color="#000000" style:font-name="Times" fo:font-size="16.5pt" style:letter-kerning="true" style:font-size-asian="16.5pt" style:font-name-complex="Times" style:font-size-complex="16.5pt"/>
    </style:style>
    <style:style style:name="P5" style:family="paragraph" style:parent-style-name="Table_20_Contents_20__28_user_29_">
      <style:paragraph-properties fo:text-align="end" style:justify-single-word="false" style:snap-to-layout-grid="false"/>
    </style:style>
    <style:style style:name="P6" style:family="paragraph" style:parent-style-name="Table_20_Contents_20__28_user_29_">
      <style:paragraph-properties fo:text-align="end" style:justify-single-word="false" style:snap-to-layout-grid="false"/>
      <style:text-properties fo:font-variant="normal" fo:text-transform="none" fo:color="#000000" style:text-line-through-style="none" style:font-name="Times" fo:font-size="16.5pt" fo:letter-spacing="normal" style:text-underline-style="none" fo:font-weight="normal" style:letter-kerning="true" style:font-size-asian="16.5pt" style:font-weight-asian="normal" style:font-name-complex="Times" style:font-style-complex="normal" style:font-weight-complex="normal"/>
    </style:style>
    <style:style style:name="P7" style:family="paragraph" style:parent-style-name="Table_20_Contents_20__28_user_29_">
      <style:paragraph-properties fo:text-align="end" style:justify-single-word="false" style:snap-to-layout-grid="false"/>
      <style:text-properties fo:font-variant="normal" fo:text-transform="none" fo:color="#000000" style:font-name="Times" fo:font-size="16.5pt" fo:letter-spacing="normal" fo:font-weight="normal" style:letter-kerning="true" style:font-size-asian="16.5pt" style:font-weight-asian="normal" style:font-name-complex="Times" style:font-size-complex="16.5pt" style:font-style-complex="normal" style:font-weight-complex="normal"/>
    </style:style>
    <style:style style:name="P8" style:family="paragraph" style:parent-style-name="Table_20_Contents_20__28_user_29_">
      <style:paragraph-properties fo:text-align="end" style:justify-single-word="false" style:snap-to-layout-grid="false"/>
      <style:text-properties fo:font-variant="normal" fo:text-transform="none" fo:color="#000000" style:font-name="Times" fo:font-size="16.5pt" fo:letter-spacing="normal" style:text-underline-style="none" fo:font-weight="normal" style:letter-kerning="true" style:font-size-asian="16.5pt" style:font-weight-asian="normal" style:font-name-complex="Times" style:font-size-complex="16.5pt" style:language-complex="he" style:country-complex="IL" style:font-style-complex="normal" style:font-weight-complex="normal"/>
    </style:style>
    <style:style style:name="P9" style:family="paragraph" style:parent-style-name="Table_20_Contents_20__28_user_29_">
      <style:paragraph-properties fo:text-align="end" style:justify-single-word="false" style:snap-to-layout-grid="false"/>
      <style:text-properties fo:font-variant="normal" fo:text-transform="none" fo:color="#000000" style:font-name="Times" fo:letter-spacing="normal" style:letter-kerning="true" style:font-name-complex="Times" style:font-size-complex="16.5pt" style:font-style-complex="normal" style:font-weight-complex="bold"/>
    </style:style>
    <style:style style:name="P10" style:family="paragraph" style:parent-style-name="Table_20_Contents_20__28_user_29_">
      <style:paragraph-properties style:snap-to-layout-grid="false"/>
      <style:text-properties fo:font-variant="normal" fo:text-transform="none" fo:color="#000000" style:font-name="Times" fo:font-size="10pt" fo:letter-spacing="normal" fo:font-style="normal" fo:font-weight="normal" style:font-size-asian="10pt" style:font-style-asian="normal" style:font-weight-asian="normal" style:font-name-complex="Times"/>
    </style:style>
    <style:style style:name="P11" style:family="paragraph" style:parent-style-name="Table_20_Contents_20__28_user_29_">
      <style:text-properties style:font-name="Times" style:font-name-complex="Times"/>
    </style:style>
    <style:style style:name="P12" style:family="paragraph" style:parent-style-name="Table_20_Contents_20__28_user_29_">
      <style:paragraph-properties style:snap-to-layout-grid="false"/>
      <style:text-properties style:font-name="Times" style:font-name-complex="Times"/>
    </style:style>
    <style:style style:name="P13" style:family="paragraph" style:parent-style-name="Table_20_Contents_20__28_user_29_">
      <style:paragraph-properties fo:text-align="end" style:justify-single-word="false" style:snap-to-layout-grid="false"/>
      <style:text-properties style:font-name="Times" style:font-name-complex="Times"/>
    </style:style>
    <style:style style:name="P14" style:family="paragraph" style:parent-style-name="Table_20_Contents_20__28_user_29_">
      <style:paragraph-properties fo:text-align="end" style:justify-single-word="false" style:snap-to-layout-grid="false"/>
      <style:text-properties style:font-name="Times" style:letter-kerning="true" style:font-name-complex="Times"/>
    </style:style>
    <style:style style:name="P15" style:family="paragraph" style:parent-style-name="Table_20_Contents_20__28_user_29_">
      <style:paragraph-properties fo:text-align="end" style:justify-single-word="false" style:snap-to-layout-grid="false"/>
      <style:text-properties style:font-name="Times" fo:font-size="16.5pt" style:letter-kerning="true" style:font-size-asian="16.5pt" style:font-name-complex="Times" style:font-size-complex="16.5pt"/>
    </style:style>
    <style:style style:name="P16" style:family="paragraph" style:parent-style-name="Table_20_Contents_20__28_user_29_">
      <style:paragraph-properties fo:text-align="end" style:justify-single-word="false" style:snap-to-layout-grid="false"/>
      <style:text-properties style:font-name="Times" fo:font-size="16.5pt" style:font-size-asian="16.5pt" style:font-name-complex="Times" style:font-size-complex="16.5pt"/>
    </style:style>
    <style:style style:name="P17" style:family="paragraph" style:parent-style-name="Table_20_Contents_20__28_user_29_">
      <style:paragraph-properties fo:text-align="end" style:justify-single-word="false" style:snap-to-layout-grid="false"/>
      <style:text-properties style:font-name="Times" fo:font-size="16.5pt" fo:font-weight="bold" style:letter-kerning="true" style:font-size-asian="16.5pt" style:font-weight-asian="bold" style:font-name-complex="Times" style:font-size-complex="16.5pt" style:font-weight-complex="bold"/>
    </style:style>
    <style:style style:name="P18" style:family="paragraph" style:parent-style-name="Table_20_Contents_20__28_user_29_">
      <style:paragraph-properties fo:text-align="end" style:justify-single-word="false" style:snap-to-layout-grid="false"/>
      <style:text-properties style:font-name="Times" fo:font-size="12pt" style:letter-kerning="true" style:font-size-asian="12pt" style:font-name-complex="Times" style:font-size-complex="12pt"/>
    </style:style>
    <style:style style:name="P19" style:family="paragraph" style:parent-style-name="Table_20_Contents_20__28_user_29_">
      <style:paragraph-properties fo:text-align="end" style:justify-single-word="false" style:snap-to-layout-grid="false"/>
      <style:text-properties fo:font-variant="normal" fo:text-transform="none" fo:color="#000000" style:font-name="Times" fo:font-size="16.5pt" fo:letter-spacing="normal" fo:font-weight="normal" style:letter-kerning="true" style:font-size-asian="16.5pt" style:font-weight-asian="normal" style:font-name-complex="Times" style:font-size-complex="16.5pt" style:font-style-complex="normal" style:font-weight-complex="normal"/>
    </style:style>
    <style:style style:name="P20" style:family="paragraph" style:parent-style-name="Text_20_body" style:master-page-name="Standard">
      <style:paragraph-properties style:page-number="auto"/>
      <style:text-properties style:font-name="Times" style:font-name-complex="Times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6.5pt" style:letter-kerning="true" style:font-size-asian="16.5pt" style:font-size-complex="16.5pt"/>
    </style:style>
    <style:style style:name="T3" style:family="text">
      <style:text-properties fo:font-weight="normal" style:letter-kerning="true" style:font-weight-asian="normal" style:font-weight-complex="normal"/>
    </style:style>
    <style:style style:name="T4" style:family="text">
      <style:text-properties fo:color="#000000" fo:font-size="16.5pt" fo:font-weight="normal" style:letter-kerning="true" style:font-size-asian="16.5pt" style:font-weight-asian="normal" style:font-size-complex="16.5pt" style:font-weight-complex="normal"/>
    </style:style>
    <style:style style:name="T5" style:family="text">
      <style:text-properties fo:color="#000000" style:text-line-through-style="solid" style:text-line-through-type="double" fo:font-size="16.5pt" fo:font-weight="normal" style:letter-kerning="true" fo:background-color="transparent" style:font-size-asian="16.5pt" style:font-weight-asian="normal" style:font-size-complex="16.5pt" style:font-weight-complex="normal"/>
    </style:style>
    <style:style style:name="T6" style:family="text">
      <style:text-properties fo:font-variant="normal" fo:text-transform="none" fo:color="#000000" fo:font-size="16.5pt" fo:letter-spacing="normal" fo:font-weight="normal" style:font-size-asian="16.5pt" style:font-weight-asian="normal" style:font-size-complex="16.5pt" style:font-style-complex="normal" style:font-weight-complex="normal"/>
    </style:style>
    <style:style style:name="T7" style:family="text">
      <style:text-properties fo:font-variant="normal" fo:text-transform="none" fo:color="#000000" fo:font-size="16.5pt" fo:letter-spacing="normal" fo:font-weight="normal" style:letter-kerning="true" style:font-size-asian="16.5pt" style:font-weight-asian="normal" style:font-size-complex="16.5pt" style:font-style-complex="normal" style:font-weight-complex="normal"/>
    </style:style>
    <style:style style:name="T8" style:family="text">
      <style:text-properties fo:font-variant="normal" fo:text-transform="none" fo:color="#000000" fo:font-size="16.5pt" fo:letter-spacing="normal" fo:font-style="normal" fo:font-weight="normal" style:letter-kerning="true" style:font-size-asian="16.5pt" style:font-style-asian="normal" style:font-weight-asian="normal" style:font-size-complex="16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fo:font-size="16.5pt" fo:letter-spacing="normal" style:text-underline-style="none" fo:font-weight="normal" style:letter-kerning="true" style:font-size-asian="16.5pt" style:font-weight-asian="normal" style:font-style-complex="normal" style:font-weight-complex="normal"/>
    </style:style>
    <style:style style:name="T10" style:family="text">
      <style:text-properties fo:font-variant="normal" fo:text-transform="none" fo:color="#000000" fo:font-size="9pt" fo:letter-spacing="normal" fo:font-style="normal" fo:font-weight="normal" style:font-size-asian="9pt" style:font-style-asian="normal" style:font-weight-asian="normal"/>
    </style:style>
    <style:style style:name="T11" style:family="text">
      <style:text-properties fo:font-variant="normal" fo:text-transform="none" fo:color="#000000" style:font-name="Times" fo:font-size="16.5pt" fo:letter-spacing="normal" style:letter-kerning="true" style:font-size-asian="16.5pt" style:font-name-complex="Times" style:font-size-complex="16.5pt" style:language-complex="he" style:country-complex="IL" style:font-style-complex="normal" style:font-weight-complex="normal"/>
    </style:style>
    <style:style style:name="T12" style:family="text">
      <style:text-properties fo:font-variant="normal" fo:text-transform="none" fo:color="#000000" style:font-name="Times" fo:font-size="16.5pt" fo:letter-spacing="normal" fo:font-weight="normal" style:letter-kerning="true" style:font-size-asian="16.5pt" style:font-weight-asian="normal" style:font-name-complex="Times" style:font-size-complex="16.5pt" style:font-style-complex="normal" style:font-weight-complex="normal"/>
    </style:style>
    <style:style style:name="T13" style:family="text">
      <style:text-properties fo:font-variant="normal" fo:text-transform="none" fo:color="#000000" style:font-name="Times" fo:font-size="16.5pt" fo:letter-spacing="normal" fo:font-weight="normal" style:letter-kerning="true" style:font-size-asian="16.5pt" style:font-weight-asian="normal" style:font-name-complex="Times" style:font-size-complex="16.5pt" style:language-complex="he" style:country-complex="IL" style:font-style-complex="normal" style:font-weight-complex="normal"/>
    </style:style>
    <style:style style:name="T14" style:family="text">
      <style:text-properties fo:font-variant="normal" fo:text-transform="none" fo:color="#000000" style:font-name="Times" fo:font-size="16.5pt" fo:letter-spacing="normal" style:text-underline-style="none" fo:font-weight="normal" style:letter-kerning="true" style:font-size-asian="16.5pt" style:font-weight-asian="normal" style:font-name-complex="Times" style:font-size-complex="16.5pt" style:language-complex="he" style:country-complex="IL" style:font-style-complex="normal" style:font-weight-complex="normal"/>
    </style:style>
    <style:style style:name="T15" style:family="text">
      <style:text-properties fo:font-variant="normal" fo:text-transform="none" fo:color="#000000" style:font-name="Times" fo:font-size="16.5pt" fo:letter-spacing="normal" style:text-underline-style="none" style:letter-kerning="true" style:font-size-asian="16.5pt" style:font-name-complex="Times" style:font-size-complex="16.5pt" style:language-complex="he" style:country-complex="IL" style:font-style-complex="normal" style:font-weight-complex="normal"/>
    </style:style>
    <style:style style:name="T16" style:family="text">
      <style:text-properties fo:font-size="10.5pt" fo:font-weight="normal" style:letter-kerning="true" style:font-size-asian="10.5pt" style:font-weight-asian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text-position="super 58%"/>
    </style:style>
    <style:style style:name="T19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ormes déclinables dans l'ordre: <text:s/>m.sg. , f.sg. , m.pl. , f.pl.</text:p>
      <table:table table:name="Табліца1" table:style-name="Табліца1">
        <table:table-column table:style-name="Табліца1.A"/>
        <table:table-column table:style-name="Табліца1.B"/>
        <table:table-column table:style-name="Табліца1.C"/>
        <table:table-row table:style-name="Табліца1.1">
          <table:table-cell table:style-name="Табліца1.A1" office:value-type="string">
            <text:p text:style-name="P12">Français</text:p>
          </table:table-cell>
          <table:table-cell table:style-name="Табліца1.A1" office:value-type="string">
            <text:p text:style-name="P12">commentaires</text:p>
          </table:table-cell>
          <table:table-cell table:style-name="Табліца1.C1" office:value-type="string">
            <text:p text:style-name="P2">עברית</text:p>
          </table:table-cell>
        </table:table-row>
        <table:table-row table:style-name="Табліца1.1">
          <table:table-cell table:style-name="Табліца1.A2" office:value-type="string">
            <text:p text:style-name="P12">oui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2">​כֵּן</text:p>
          </table:table-cell>
        </table:table-row>
        <table:table-row table:style-name="Табліца1.1">
          <table:table-cell table:style-name="Табліца1.A2" office:value-type="string">
            <text:p text:style-name="P12">no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2">לאׁ</text:p>
          </table:table-cell>
        </table:table-row>
        <table:table-row table:style-name="Табліца1.1">
          <table:table-cell table:style-name="Табліца1.A2" office:value-type="string">
            <text:p text:style-name="P12">bie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2">טוֹב</text:p>
          </table:table-cell>
        </table:table-row>
        <table:table-row table:style-name="Табліца1.1">
          <table:table-cell table:style-name="Табліца1.A2" office:value-type="string">
            <text:p text:style-name="P12">pas pien 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2">לאׁ טוֹב</text:p>
          </table:table-cell>
        </table:table-row>
        <table:table-row table:style-name="Табліца1.1">
          <table:table-cell table:style-name="Табліца1.A2" office:value-type="string">
            <text:p text:style-name="P12">enco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2">עוֹד</text:p>
          </table:table-cell>
        </table:table-row>
        <table:table-row table:style-name="Табліца1.1">
          <table:table-cell table:style-name="Табліца1.A2" office:value-type="string">
            <text:p text:style-name="P12">une foi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2">פַּעַם</text:p>
          </table:table-cell>
        </table:table-row>
        <table:table-row table:style-name="Табліца1.1">
          <table:table-cell table:style-name="Табліца1.A2" office:value-type="string">
            <text:p text:style-name="P12">répétez = encore une foi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2">עוֹד פַּעַם</text:p>
          </table:table-cell>
        </table:table-row>
        <table:table-row table:style-name="Табліца1.1">
          <table:table-cell table:style-name="Табліца1.A2" office:value-type="string">
            <text:p text:style-name="P12">ensembl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5"><text:span text:style-name="Strong_20_Emphasis"><text:span text:style-name="T11">בְּיָחָד</text:span></text:span></text:p>
          </table:table-cell>
        </table:table-row>
        <table:table-row table:style-name="Табліца1.1">
          <table:table-cell table:style-name="Табліца1.A2" office:value-type="string">
            <text:p text:style-name="P12">j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אֲנִי</text:p>
          </table:table-cell>
        </table:table-row>
        <table:table-row table:style-name="Табліца1.1">
          <table:table-cell table:style-name="Табліца1.A2" office:value-type="string">
            <text:p text:style-name="P12">tu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אַתּ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אַתּ</text:p>
          </table:table-cell>
        </table:table-row>
        <table:table-row table:style-name="Табліца1.1">
          <table:table-cell table:style-name="Табліца1.A2" office:value-type="string">
            <text:p text:style-name="P12">il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הוּא</text:p>
          </table:table-cell>
        </table:table-row>
        <table:table-row table:style-name="Табліца1.1">
          <table:table-cell table:style-name="Табліца1.A2" office:value-type="string">
            <text:p text:style-name="P12">ell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הִיא</text:p>
          </table:table-cell>
        </table:table-row>
        <table:table-row table:style-name="Табліца1.1">
          <table:table-cell table:style-name="Табліца1.A2" office:value-type="string">
            <text:p text:style-name="P12">nou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אֲ</text:span><text:span text:style-name="T7">נַחנוּ</text:span></text:p>
          </table:table-cell>
        </table:table-row>
        <table:table-row table:style-name="Табліца1.1">
          <table:table-cell table:style-name="Табліца1.A2" office:value-type="string">
            <text:p text:style-name="P12">vou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5"><text:span text:style-name="Strong_20_Emphasis"><text:span text:style-name="T11">אֲתֶּם</text:span>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5"><text:span text:style-name="Strong_20_Emphasis"><text:span text:style-name="T11">אֲתֶּן</text:span></text:span></text:p>
          </table:table-cell>
        </table:table-row>
        <table:table-row table:style-name="Табліца1.1">
          <table:table-cell table:style-name="Табліца1.A2" office:value-type="string">
            <text:p text:style-name="P12">il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הֵם</text:p>
          </table:table-cell>
        </table:table-row>
        <table:table-row table:style-name="Табліца1.1">
          <table:table-cell table:style-name="Табліца1.A2" office:value-type="string">
            <text:p text:style-name="P12">elle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הֵן</text:p>
          </table:table-cell>
        </table:table-row>
        <table:table-row table:style-name="Табліца1.1">
          <table:table-cell table:style-name="Табліца1.A2" office:value-type="string">
            <text:p text:style-name="P12">élèv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5"><text:span text:style-name="Strong_20_Emphasis"><text:span text:style-name="T11">תַּלְמִיד</text:span>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 </text:span><text:span text:style-name="T9">תַּלְמִידָה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6">תַּלְמִיד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6">תַּלְמִידוֹת</text:p>
          </table:table-cell>
        </table:table-row>
        <table:table-row table:style-name="Табліца1.1">
          <table:table-cell table:style-name="Табліца1.A2" office:value-type="string">
            <text:p text:style-name="P12">hébreu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עִברִית</text:p>
          </table:table-cell>
        </table:table-row>
        <table:table-row table:style-name="Табліца1.1">
          <table:table-cell table:style-name="Табліца1.A2" office:value-type="string">
            <text:p text:style-name="P12">où?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אֵ</text:span><text:span text:style-name="T7">יפֹה</text:span></text:p>
          </table:table-cell>
        </table:table-row>
        <table:table-row table:style-name="Табліца1.1">
          <table:table-cell table:style-name="Табліца1.A2" office:value-type="string">
            <text:p text:style-name="P12">qui?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מִי</text:p>
          </table:table-cell>
        </table:table-row>
        <table:table-row table:style-name="Табліца1.1">
          <table:table-cell table:style-name="Табліца1.A2" office:value-type="string">
            <text:p text:style-name="P12">quoi?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מַה</text:p>
          </table:table-cell>
        </table:table-row>
        <table:table-row table:style-name="Табліца1.1">
          <table:table-cell table:style-name="Табліца1.A2" office:value-type="string">
            <text:p text:style-name="P12">en-dan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בְּ</text:span><text:span text:style-name="T7">-</text:span></text:p>
          </table:table-cell>
        </table:table-row>
        <table:table-row table:style-name="Табліца1.1">
          <table:table-cell table:style-name="Табліца1.A2" office:value-type="string">
            <text:p text:style-name="P12">apprendre (conjugué)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לוֹמֵד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לוֹמֶדֶ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לוֹמְדִ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לוֹמְדוֹת</text:p>
          </table:table-cell>
        </table:table-row>
        <table:table-row table:style-name="Табліца1.1">
          <table:table-cell table:style-name="Табліца1.A2" office:value-type="string">
            <text:p text:style-name="P12">habiter (conjugué)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גָּ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גָּר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גָּר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גָּרוׂת</text:p>
          </table:table-cell>
        </table:table-row>
        <table:table-row table:style-name="Табліца1.1">
          <table:table-cell table:style-name="Табліца1.A2" office:value-type="string">
            <text:p text:style-name="P12">ru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רְחוֹב</text:p>
          </table:table-cell>
        </table:table-row>
        <table:table-row table:style-name="Табліца1.1">
          <table:table-cell table:style-name="Табліца1.A2" office:value-type="string">
            <text:p text:style-name="P12">aussi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5"><text:span text:style-name="Strong_20_Emphasis"><text:span text:style-name="T11">גַּם</text:span></text:span></text:p>
          </table:table-cell>
        </table:table-row>
        <table:table-row table:style-name="Табліца1.1">
          <table:table-cell table:style-name="Табліца1.A2" office:value-type="string">
            <text:p text:style-name="P12">aussi bien X que Y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5"><text:span text:style-name="Strong_20_Emphasis"><text:span text:style-name="T11">גַּם</text:span></text:span><text:span text:style-name="T12">... <text:s/>וְ</text:span><text:span text:style-name="Strong_20_Emphasis"><text:span text:style-name="T11">גַּם</text:span></text:span><text:span text:style-name="T12"> </text:span></text:p>
          </table:table-cell>
        </table:table-row>
        <table:table-row table:style-name="Табліца1.1">
          <table:table-cell table:style-name="Табліца1.A2" office:value-type="string">
            <text:p text:style-name="P12">est-ce que?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הַאִ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הֲ</text:span><text:span text:style-name="T7">-</text:span></text:p>
          </table:table-cell>
        </table:table-row>
        <table:table-row table:style-name="Табліца1.1">
          <table:table-cell table:style-name="Табліца1.A2" office:value-type="string">
            <text:p text:style-name="P12">c'es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זֶ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זֹא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5"><text:span text:style-name="Strong_20_Emphasis"><text:span text:style-name="T11">אֵלֶּה</text:span></text:span></text:p>
          </table:table-cell>
        </table:table-row>
        <table:table-row table:style-name="Табліца1.1">
          <table:table-cell table:style-name="Табліца1.A2" office:value-type="string">
            <text:p text:style-name="P12">très bie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טוֹב </text:span><text:span text:style-name="T6">מְאוֹד</text:span></text:p>
          </table:table-cell>
        </table:table-row>
        <table:table-row table:style-name="Табліца1.1">
          <table:table-cell table:style-name="Табліца1.A2" office:value-type="string">
            <text:p text:style-name="P12">(c'est) tou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<text:s/></text:span><text:span text:style-name="T7">זֶה </text:span><text:span text:style-name="T6">הַכּוֹל</text:span><text:span text:style-name="T7"> </text:span></text:p>
          </table:table-cell>
        </table:table-row>
        <table:table-row table:style-name="Табліца1.1">
          <table:table-cell table:style-name="Табліца1.A2" office:value-type="string">
            <text:p text:style-name="P12">tous les ...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<text:s text:c="2"/></text:span><text:span text:style-name="T7">כּוֹל </text:span><text:span text:style-name="T6">הַ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tous les étudiants</text:p>
          </table:table-cell>
          <table:table-cell table:style-name="Табліца1.C2" office:value-type="string">
            <text:p text:style-name="P7"><text:s/>כֹּל הַתַּלמִידִים</text:p>
          </table:table-cell>
        </table:table-row>
        <table:table-row table:style-name="Табліца1.1">
          <table:table-cell table:style-name="Табліца1.A2" office:value-type="string">
            <text:p text:style-name="P12">frè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אָח</text:p>
          </table:table-cell>
        </table:table-row>
        <table:table-row table:style-name="Табліца1.1">
          <table:table-cell table:style-name="Табліца1.A2" office:value-type="string">
            <text:p text:style-name="P12">mon frè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אָחִי</text:p>
          </table:table-cell>
        </table:table-row>
        <table:table-row table:style-name="Табліца1.1">
          <table:table-cell table:style-name="Табліца1.A2" office:value-type="string">
            <text:p text:style-name="P12">garder, gardie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שוֹמֵר</text:p>
          </table:table-cell>
        </table:table-row>
        <table:table-row table:style-name="Табліца1.1">
          <table:table-cell table:style-name="Табліца1.A2" office:value-type="string">
            <text:p text:style-name="P12">j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אָנׂכִי</text:p>
          </table:table-cell>
        </table:table-row>
        <table:table-row table:style-name="Табліца1.1">
          <table:table-cell table:style-name="Табліца1.A2" office:value-type="string">
            <text:p text:style-name="P12">le, la, le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הַ</text:span><text:span text:style-name="T7">-</text:span></text:p>
          </table:table-cell>
        </table:table-row>
        <table:table-row table:style-name="Табліца1.1">
          <table:table-cell table:style-name="Табліца1.A2" office:value-type="string">
            <text:p text:style-name="P12">pour, en direction d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לְ</text:span><text:span text:style-name="T7">-</text:span></text:p>
          </table:table-cell>
        </table:table-row>
        <table:table-row table:style-name="Табліца1.1">
          <table:table-cell table:style-name="Табліца1.A2" office:value-type="string">
            <text:p text:style-name="P12">liv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סֵ</text:span><text:span text:style-name="T7">פֶר</text:span></text:p>
          </table:table-cell>
        </table:table-row>
        <table:table-row table:style-name="Табліца1.1">
          <table:table-cell table:style-name="Табліца1.A2" office:value-type="string">
            <text:p text:style-name="P12">cahi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מַח</text:span><text:span text:style-name="T7">בֶּרֶת</text:span></text:p>
          </table:table-cell>
        </table:table-row>
        <table:table-row table:style-name="Табліца1.1">
          <table:table-cell table:style-name="Табліца1.A2" office:value-type="string">
            <text:p text:style-name="P12">carne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פִּינקָס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>parl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מְדַבֵּ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מְדַבֶּרֶ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מְדַבְּר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מְדַבְּרוֹת</text:p>
          </table:table-cell>
        </table:table-row>
        <table:table-row table:style-name="Табліца1.1">
          <table:table-cell table:style-name="Табліца1.A2" office:value-type="string">
            <text:p text:style-name="P12">li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וׂרֵא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וׂרֵא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וׂרְא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וׂרְאוֹת</text:p>
          </table:table-cell>
        </table:table-row>
        <table:table-row table:style-name="Табліца1.1">
          <table:table-cell table:style-name="Табліца1.A2" office:value-type="string">
            <text:p text:style-name="P12">ecri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כּוׂתֵ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כּוׂתֶבֶ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כּוׂתְב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כּוׂתְבוׂת</text:p>
          </table:table-cell>
        </table:table-row>
        <table:table-row table:style-name="Табліца1.1">
          <table:table-cell table:style-name="Табліца1.A2" office:value-type="string">
            <text:p text:style-name="P12">Suis-je le gardien de mon frère?</text:p>
          </table:table-cell>
          <table:table-cell table:style-name="Табліца1.A2" office:value-type="string">
            <text:p text:style-name="P12">Genèse 4:9 / בראשית ד-י</text:p>
          </table:table-cell>
          <table:table-cell table:style-name="Табліца1.C2" office:value-type="string">
            <text:p text:style-name="P3">הֲשֹמֵר אָחִי אָנֹכִי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meneur du troupeau / général / leader / <text:span text:style-name="T10">champion</text:span>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אַלוּף</text:p>
          </table:table-cell>
        </table:table-row>
        <table:table-row table:style-name="Табліца1.1">
          <table:table-cell table:style-name="Табліца1.A2" office:value-type="string">
            <text:p text:style-name="P12">א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אָלֶף</text:p>
          </table:table-cell>
        </table:table-row>
        <table:table-row table:style-name="Табліца1.1">
          <table:table-cell table:style-name="Табліца1.A2" office:value-type="string">
            <text:p text:style-name="P12">maiso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בַּ</text:span><text:span text:style-name="T7">יִת</text:span></text:p>
          </table:table-cell>
        </table:table-row>
        <table:table-row table:style-name="Табліца1.1">
          <table:table-cell table:style-name="Табліца1.A2" office:value-type="string">
            <text:p text:style-name="P12">ב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בֵּית</text:p>
          </table:table-cell>
        </table:table-row>
        <table:table-row table:style-name="Табліца1.1">
          <table:table-cell table:style-name="Табліца1.A2" office:value-type="string">
            <text:p text:style-name="P12">chameau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גָמָל</text:p>
          </table:table-cell>
        </table:table-row>
        <table:table-row table:style-name="Табліца1.1">
          <table:table-cell table:style-name="Табліца1.A2" office:value-type="string">
            <text:p text:style-name="P12">ג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גִימֶל</text:p>
          </table:table-cell>
        </table:table-row>
        <table:table-row table:style-name="Табліца1.1">
          <table:table-cell table:style-name="Табліца1.A2" office:value-type="string">
            <text:p text:style-name="P12">port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דֶ</text:span><text:span text:style-name="T7">לֶת</text:span></text:p>
          </table:table-cell>
        </table:table-row>
        <table:table-row table:style-name="Табліца1.1">
          <table:table-cell table:style-name="Табліца1.A2" office:value-type="string">
            <text:p text:style-name="P12">ד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דָ</text:span><text:span text:style-name="T7">לֶת</text:span></text:p>
          </table:table-cell>
        </table:table-row>
        <table:table-row table:style-name="Табліца1.1">
          <table:table-cell table:style-name="Табліца1.A2" office:value-type="string">
            <text:p text:style-name="P12">crochet, ו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וָו</text:p>
          </table:table-cell>
        </table:table-row>
        <table:table-row table:style-name="Табліца1.1">
          <table:table-cell table:style-name="Табліца1.A2" office:value-type="string">
            <text:p text:style-name="P12">arme, armement, ז</text:p>
          </table:table-cell>
          <table:table-cell table:style-name="Табліца1.A2" office:value-type="string">
            <text:p text:style-name="P12">utiliser avec prudence à cause d'autre sens péjoratif en hébreu moderne</text:p>
          </table:table-cell>
          <table:table-cell table:style-name="Табліца1.C2" office:value-type="string">
            <text:p text:style-name="P13"><text:span text:style-name="T7">זַ</text:span><text:span text:style-name="T7">יִן</text:span></text:p>
          </table:table-cell>
        </table:table-row>
        <table:table-row table:style-name="Табліца1.1">
          <table:table-cell table:style-name="Табліца1.A2" office:value-type="string">
            <text:p text:style-name="P12">ח</text:p>
          </table:table-cell>
          <table:table-cell table:style-name="Табліца1.A2" office:value-type="string">
            <text:p text:style-name="P12">étymologie manquante</text:p>
          </table:table-cell>
          <table:table-cell table:style-name="Табліца1.C2" office:value-type="string">
            <text:p text:style-name="P7">חֵית</text:p>
          </table:table-cell>
        </table:table-row>
        <table:table-row table:style-name="Табліца1.1">
          <table:table-cell table:style-name="Табліца1.A2" office:value-type="string">
            <text:p text:style-name="P12">ט</text:p>
          </table:table-cell>
          <table:table-cell table:style-name="Табліца1.A2" office:value-type="string">
            <text:p text:style-name="P12">étymologie manquante</text:p>
          </table:table-cell>
          <table:table-cell table:style-name="Табліца1.C2" office:value-type="string">
            <text:p text:style-name="P7">טֵית</text:p>
          </table:table-cell>
        </table:table-row>
        <table:table-row table:style-name="Табліца1.1">
          <table:table-cell table:style-name="Табліца1.A2" office:value-type="string">
            <text:p text:style-name="P12">mai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יָד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>י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יוֹד</text:span><text:span text:style-name="T8">, </text:span><text:span text:style-name="T7">יוּד</text:span></text:p>
          </table:table-cell>
        </table:table-row>
        <table:table-row table:style-name="Табліца1.1">
          <table:table-cell table:style-name="Табліца1.A2" office:value-type="string">
            <text:p text:style-name="P12">paum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כַּף</text:p>
          </table:table-cell>
        </table:table-row>
        <table:table-row table:style-name="Табліца1.1">
          <table:table-cell table:style-name="Табліца1.A2" office:value-type="string">
            <text:p text:style-name="P12">כ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כָּף</text:p>
          </table:table-cell>
        </table:table-row>
        <table:table-row table:style-name="Табліца1.1">
          <table:table-cell table:style-name="Табліца1.A2" office:value-type="string">
            <text:p text:style-name="P12">eau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מַ</text:span><text:span text:style-name="T7">יִם</text:span></text:p>
          </table:table-cell>
        </table:table-row>
        <table:table-row table:style-name="Табліца1.1">
          <table:table-cell table:style-name="Табліца1.A2" office:value-type="string">
            <text:p text:style-name="P12">מ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מֵם</text:p>
          </table:table-cell>
        </table:table-row>
        <table:table-row table:style-name="Табліца1.1">
          <table:table-cell table:style-name="Табліца1.A2" office:value-type="string">
            <text:p text:style-name="P12">poisson</text:p>
          </table:table-cell>
          <table:table-cell table:style-name="Табліца1.A2" office:value-type="string">
            <text:p text:style-name="P9"><text:s/></text:p>
          </table:table-cell>
          <table:table-cell table:style-name="Табліца1.C2" office:value-type="string">
            <text:p text:style-name="P7">נוּן</text:p>
          </table:table-cell>
        </table:table-row>
        <table:table-row table:style-name="Табліца1.1">
          <table:table-cell table:style-name="Табліца1.A2" office:value-type="string">
            <text:p text:style-name="P12">נ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נוּן</text:p>
          </table:table-cell>
        </table:table-row>
        <table:table-row table:style-name="Табліца1.1">
          <table:table-cell table:style-name="Табліца1.A2" office:value-type="string">
            <text:p text:style-name="P12">poisson (hébreu moderne)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דָּג</text:p>
          </table:table-cell>
        </table:table-row>
        <table:table-row table:style-name="Табліца1.1">
          <table:table-cell table:style-name="Табліца1.A2" office:value-type="string">
            <text:p text:style-name="P12">source d'eau; oeil (par extension), ע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עַ</text:span><text:span text:style-name="T7">יִן</text:span></text:p>
          </table:table-cell>
        </table:table-row>
        <table:table-row table:style-name="Табліца1.1">
          <table:table-cell table:style-name="Табліца1.A2" office:value-type="string">
            <text:p text:style-name="P12">ס</text:p>
          </table:table-cell>
          <table:table-cell table:style-name="Табліца1.A2" office:value-type="string">
            <text:p text:style-name="P12">étymologie manquante</text:p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bouch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פֶּה</text:p>
          </table:table-cell>
        </table:table-row>
        <table:table-row table:style-name="Табліца1.1">
          <table:table-cell table:style-name="Табліца1.A2" office:value-type="string">
            <text:p text:style-name="P12">פ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פֵּא</text:p>
          </table:table-cell>
        </table:table-row>
        <table:table-row table:style-name="Табліца1.1">
          <table:table-cell table:style-name="Табліца1.A2" office:value-type="string">
            <text:p text:style-name="P12">sing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קוֹף</text:p>
          </table:table-cell>
        </table:table-row>
        <table:table-row table:style-name="Табліца1.1">
          <table:table-cell table:style-name="Табліца1.A2" office:value-type="string">
            <text:p text:style-name="P12">oeil d'une aiguill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קוּף</text:p>
          </table:table-cell>
        </table:table-row>
        <table:table-row table:style-name="Табліца1.1">
          <table:table-cell table:style-name="Табліца1.A2" office:value-type="string">
            <text:p text:style-name="P12">ק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קוּף</text:span><text:span text:style-name="T8">, </text:span><text:span text:style-name="T7">קוֹף</text:span></text:p>
          </table:table-cell>
        </table:table-row>
        <table:table-row table:style-name="Табліца1.1">
          <table:table-cell table:style-name="Табліца1.A2" office:value-type="string">
            <text:p text:style-name="P12">tête, débu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רֹאש</text:p>
          </table:table-cell>
        </table:table-row>
        <table:table-row table:style-name="Табліца1.1">
          <table:table-cell table:style-name="Табліца1.A2" office:value-type="string">
            <text:p text:style-name="P12">ר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רֵיש</text:p>
          </table:table-cell>
        </table:table-row>
        <table:table-row table:style-name="Табліца1.1">
          <table:table-cell table:style-name="Табліца1.A2" office:value-type="string">
            <text:p text:style-name="P12">den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שֵן</text:p>
          </table:table-cell>
        </table:table-row>
        <table:table-row table:style-name="Табліца1.1">
          <table:table-cell table:style-name="Табліца1.A2" office:value-type="string">
            <text:p text:style-name="P12">ש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שִין</text:p>
          </table:table-cell>
        </table:table-row>
        <table:table-row table:style-name="Табліца1.1">
          <table:table-cell table:style-name="Табліца1.A2" office:value-type="string">
            <text:p text:style-name="P12">signe, marque, signe, note musicale, ת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תָו</text:p>
          </table:table-cell>
        </table:table-row>
        <table:table-row table:style-name="Табліца1.1">
          <table:table-cell table:style-name="Табліца1.A2" office:value-type="string">
            <text:p text:style-name="P12">fi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סוֹף</text:p>
          </table:table-cell>
        </table:table-row>
        <table:table-row table:style-name="Табліца1.1">
          <table:table-cell table:style-name="Табліца1.A2" office:value-type="string">
            <text:p text:style-name="P12">final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סוֹפִית</text:p>
          </table:table-cell>
        </table:table-row>
        <table:table-row table:style-name="Табліца1.1">
          <table:table-cell table:style-name="Табліца1.A2" office:value-type="string">
            <text:p text:style-name="P12">grand</text:p>
          </table:table-cell>
          <table:table-cell table:style-name="Табліца1.A2" office:value-type="string">
            <text:p text:style-name="P12">peuvent s'écrire avec une mère de lecture</text:p>
          </table:table-cell>
          <table:table-cell table:style-name="Табліца1.C2" office:value-type="string">
            <text:p text:style-name="P7">גָדֹל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5"><text:span text:style-name="Strong_20_Emphasis"><text:span text:style-name="T13">גְּדֹלָה</text:span>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5"><text:span text:style-name="Strong_20_Emphasis"><text:span text:style-name="T14">גְּדֹלִם</text:span>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5"><text:span text:style-name="Strong_20_Emphasis"><text:span text:style-name="T13">גְּדֹלוׂת</text:span></text:span></text:p>
          </table:table-cell>
        </table:table-row>
        <table:table-row table:style-name="Табліца1.1">
          <table:table-cell table:style-name="Табліца1.A2" office:value-type="string">
            <text:p text:style-name="P12">peti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ָטָן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ְטַנּ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ְטַנּ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ְטַנּוׂת</text:p>
          </table:table-cell>
        </table:table-row>
        <table:table-row table:style-name="Табліца1.1">
          <table:table-cell table:style-name="Табліца1.A2" office:value-type="string">
            <text:p text:style-name="P12">lointain, éloigné</text:p>
          </table:table-cell>
          <table:table-cell table:style-name="Табліца1.A2" office:value-type="string">
            <text:p text:style-name="P12">ne peut pas s'écrire sans ו</text:p>
          </table:table-cell>
          <table:table-cell table:style-name="Табліца1.C2" office:value-type="string">
            <text:p text:style-name="P3">רָחוׂק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רְחוׂק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רְחוׂק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רְחוׂקוׂת</text:p>
          </table:table-cell>
        </table:table-row>
        <table:table-row table:style-name="Табліца1.1">
          <table:table-cell table:style-name="Табліца1.A2" office:value-type="string">
            <text:p text:style-name="P12">ville</text:p>
          </table:table-cell>
          <table:table-cell table:style-name="Табліца1.A2" office:value-type="string">
            <text:p text:style-name="P12">féminin:</text:p>
          </table:table-cell>
          <table:table-cell table:style-name="Табліца1.C2" office:value-type="string">
            <text:p text:style-name="P3">עִי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3"><text:span text:style-name="T16">עִיר גְדׂלָה</text:span><text:span text:style-name="T3">, </text:span><text:span text:style-name="T16">עָרִים גְדׂלוׂת</text:span></text:p>
          </table:table-cell>
          <table:table-cell table:style-name="Табліца1.C2" office:value-type="string">
            <text:p text:style-name="P3">עָרִים</text:p>
          </table:table-cell>
        </table:table-row>
        <table:table-row table:style-name="Табліца1.1">
          <table:table-cell table:style-name="Табліца1.A2" office:value-type="string">
            <text:p text:style-name="P12">proche</text:p>
          </table:table-cell>
          <table:table-cell table:style-name="Табліца1.A2" office:value-type="string">
            <text:p text:style-name="P12">ne peut pas s'écrire sans ו</text:p>
          </table:table-cell>
          <table:table-cell table:style-name="Табліца1.C2" office:value-type="string">
            <text:p text:style-name="P3">קָרוׂ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ְרוׂב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ְרוׂב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ְרוׂבוׂת</text:p>
          </table:table-cell>
        </table:table-row>
        <table:table-row table:style-name="Табліца1.1">
          <table:table-cell table:style-name="Табліца1.A2" office:value-type="string">
            <text:p text:style-name="P12">sacrifice</text:p>
          </table:table-cell>
          <table:table-cell table:style-name="Табліца1.A2" office:value-type="string">
            <text:p text:style-name="P12">«rapprochement», premier a – קמץ קטן, «korban»</text:p>
          </table:table-cell>
          <table:table-cell table:style-name="Табліца1.C2" office:value-type="string">
            <text:p text:style-name="P3">קָרְבָּן</text:p>
          </table:table-cell>
        </table:table-row>
        <table:table-row table:style-name="Табліца1.1">
          <table:table-cell table:style-name="Табліца1.A2" office:value-type="string">
            <text:p text:style-name="P12">penser, refléchir, (moderne) calculer</text:p>
          </table:table-cell>
          <table:table-cell table:style-name="Табліца1.A2" office:value-type="string">
            <text:p text:style-name="P12">(je masc.) pense</text:p>
          </table:table-cell>
          <table:table-cell table:style-name="Табліца1.C2" office:value-type="string">
            <text:p text:style-name="P3">חוׂשֵב</text:p>
          </table:table-cell>
        </table:table-row>
        <table:table-row table:style-name="Табліца1.1">
          <table:table-cell table:style-name="Табліца1.A2" office:value-type="string">
            <text:p text:style-name="P12">(moderne) ordinateu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מַחשֵ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beau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יָפׂ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יָפ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יָפ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יָפוׂת</text:p>
          </table:table-cell>
        </table:table-row>
        <table:table-row table:style-name="Табліца1.1">
          <table:table-cell table:style-name="Табліца1.A2" office:value-type="string">
            <text:p text:style-name="P12">Jérusalem </text:p>
          </table:table-cell>
          <table:table-cell table:style-name="Табліца1.A2" office:value-type="string">
            <text:p text:style-name="P12">«i» supplémentaire avant «m»</text:p>
          </table:table-cell>
          <table:table-cell table:style-name="Табліца1.C2" office:value-type="string">
            <text:p text:style-name="P13"><text:span text:style-name="T4">יְרוּשָלַ</text:span><text:span text:style-name="T4">ִם</text:span></text:p>
          </table:table-cell>
        </table:table-row>
        <table:table-row table:style-name="Табліца1.1">
          <table:table-cell table:style-name="Табліца1.A2" office:value-type="string">
            <text:p text:style-name="P12">au commencement, le livre de la Genès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בְּראשִי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président, chef, prince, digniteu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נָשִֹא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loi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5"><text:span text:style-name="Strong_20_Emphasis"><text:span text:style-name="T13">תּוֹרָה</text:span></text:span>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>loi de Moshe</text:p>
          </table:table-cell>
          <table:table-cell table:style-name="Табліца1.A2" office:value-type="string">
            <text:p text:style-name="P12">(génitif)</text:p>
          </table:table-cell>
          <table:table-cell table:style-name="Табліца1.C2" office:value-type="string">
            <text:p text:style-name="P8">תּוֹרַת מׂשֶה</text:p>
          </table:table-cell>
        </table:table-row>
        <table:table-row table:style-name="Табліца1.1">
          <table:table-cell table:style-name="Табліца1.A2" office:value-type="string">
            <text:p text:style-name="P12">loi (gravée)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4">חוׂק</text:span><text:span text:style-name="T4">, <text:s text:c="4"/>חֻקִים</text:span></text:p>
          </table:table-cell>
        </table:table-row>
        <table:table-row table:style-name="Табліца1.1">
          <table:table-cell table:style-name="Табліца1.A2" office:value-type="string">
            <text:p text:style-name="P12">loi, commandement</text:p>
          </table:table-cell>
          <table:table-cell table:style-name="Табліца1.A2" office:value-type="string">
            <text:p text:style-name="P12">[mitsvot]</text:p>
          </table:table-cell>
          <table:table-cell table:style-name="Табліца1.C2" office:value-type="string">
            <text:p text:style-name="P13"><text:span text:style-name="T4">מִצוָה</text:span><text:span text:style-name="T4">, <text:s text:c="3"/>מִצוׂת</text:span></text:p>
          </table:table-cell>
        </table:table-row>
        <table:table-row table:style-name="Табліца1.1">
          <table:table-cell table:style-name="Табліца1.A2" office:value-type="string">
            <text:p text:style-name="P12">loi, jugement, justic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4">מִשְפַּט</text:span><text:span text:style-name="T4">, <text:s text:c="3"/>מִשְפַּטִים</text:span></text:p>
          </table:table-cell>
        </table:table-row>
        <table:table-row table:style-name="Табліца1.1">
          <table:table-cell table:style-name="Табліца1.A2" office:value-type="string">
            <text:p text:style-name="P12">roi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מֶ</text:span><text:span text:style-name="T7">לֶך, <text:s text:c="5"/>מְלָכִים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מַלכָּה</text:span><text:span text:style-name="T7">, <text:s text:c="3"/></text:span><text:span text:style-name="T6">מַלכּוֹת</text:span></text:p>
          </table:table-cell>
        </table:table-row>
        <table:table-row table:style-name="Табліца1.1">
          <table:table-cell table:style-name="Табліца1.A2" office:value-type="string">
            <text:p text:style-name="P12">ligot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עָקַד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conjugué:</text:p>
          </table:table-cell>
          <table:table-cell table:style-name="Табліца1.C2" office:value-type="string">
            <text:p text:style-name="P7">עוׂקֵד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עוׂקֵד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עוׂקְד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7">עוׂקְדוׂת</text:p>
          </table:table-cell>
        </table:table-row>
        <table:table-row table:style-name="Табліца1.1">
          <table:table-cell table:style-name="Табліца1.A2" office:value-type="string">
            <text:p text:style-name="P12">loin d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רָחוׂק מְ</text:p>
          </table:table-cell>
        </table:table-row>
        <table:table-row table:style-name="Табліца1.1">
          <table:table-cell table:style-name="Табліца1.A2" office:value-type="string">
            <text:p text:style-name="P12">près d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ָרוׂב לְ</text:p>
          </table:table-cell>
        </table:table-row>
        <table:table-row table:style-name="Табліца1.1">
          <table:table-cell table:style-name="Табліца1.A2" office:value-type="string">
            <text:p text:style-name="P12">président de France</text:p>
          </table:table-cell>
          <table:table-cell table:style-name="Табліца1.A2" office:value-type="string">
            <text:p text:style-name="P12">(génitif), pas d'article</text:p>
          </table:table-cell>
          <table:table-cell table:style-name="Табліца1.C2" office:value-type="string">
            <text:p text:style-name="P13"><text:span text:style-name="T4"><text:s text:c="2"/></text:span><text:span text:style-name="T5">ה </text:span><text:span text:style-name="T4"><text:s text:c="2"/>נְשִֹא צַרְפַת</text:span></text:p>
          </table:table-cell>
        </table:table-row>
        <table:table-row table:style-name="Табліца1.1">
          <table:table-cell table:style-name="Табліца1.A2" office:value-type="string">
            <text:p text:style-name="P12">ou (conjonction)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אוׂ</text:p>
          </table:table-cell>
        </table:table-row>
        <table:table-row table:style-name="Табліца1.1">
          <table:table-cell table:style-name="Табліца1.A2" office:value-type="string">
            <text:p text:style-name="P12">sur (préposition)</text:p>
          </table:table-cell>
          <table:table-cell table:style-name="Табліца1.A2" office:value-type="string">
            <text:p text:style-name="P12">aussi sens figuratif</text:p>
          </table:table-cell>
          <table:table-cell table:style-name="Табліца1.C2" office:value-type="string">
            <text:p text:style-name="P3">עַל</text:p>
          </table:table-cell>
        </table:table-row>
        <table:table-row table:style-name="Табліца1.1">
          <table:table-cell table:style-name="Табліца1.A2" office:value-type="string">
            <text:p text:style-name="P12">il a donné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נָתַן</text:p>
          </table:table-cell>
        </table:table-row>
        <table:table-row table:style-name="Табліца1.1">
          <table:table-cell table:style-name="Табліца1.A2" office:value-type="string">
            <text:p text:style-name="P12">minist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שַֹר</text:p>
          </table:table-cell>
        </table:table-row>
        <table:table-row table:style-name="Табліца1.1">
          <table:table-cell table:style-name="Табліца1.A2" office:value-type="string">
            <text:p text:style-name="P12">provinc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מְדִינָה</text:p>
          </table:table-cell>
        </table:table-row>
        <table:table-row table:style-name="Табліца1.1">
          <table:table-cell table:style-name="Табліца1.A2" office:value-type="string">
            <text:p text:style-name="P10">Va-t-en de ton pays,</text:p>
            <text:p text:style-name="P10">de ta famille</text:p>
            <text:p text:style-name="P10">et de la maison de ton père,</text:p>
            <text:p text:style-name="P10">dans le pays</text:p>
            <text:p text:style-name="P10">que je te montrerai</text:p>
          </table:table-cell>
          <table:table-cell table:style-name="Табліца1.A2" office:value-type="string">
            <text:p text:style-name="P12">בראשית יב – א</text:p>
          </table:table-cell>
          <table:table-cell table:style-name="Табліца1.C2" office:value-type="string">
            <text:p text:style-name="P13"><text:span text:style-name="T4">לֶךְ</text:span><text:span text:style-name="T4">- <text:s text:c="2"/>לְךָ מֵאַרְצְךָ</text:span></text:p>
            <text:p text:style-name="P3">וּמִמּוׂלַדְתְּךָ</text:p>
            <text:p text:style-name="P3">וּמִבֵּית אָבִיךָ</text:p>
            <text:p text:style-name="P13"><text:span text:style-name="T4">אֶל</text:span><text:span text:style-name="T4">- <text:s text:c="2"/>הָאָרֶץ</text:span></text:p>
            <text:p text:style-name="P3">אֲשֶר אַרְאֶךָ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Les verbes donnant les noms aux 12 fils de Ia'akov</text:p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ri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צָחַק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>talonner, suiv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עָקַ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voi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רָאַ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donn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נָתַן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entend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שָמַע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avec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עִ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avec nou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עִמַּנוּ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souffle, vapeur, existance précaire, (par extension) vanité <text:s text:c="2"/></text:p>
          </table:table-cell>
          <table:table-cell table:style-name="Табліца1.A2" office:value-type="string">
            <text:p text:style-name="P12">nom d'Abel</text:p>
            <text:p text:style-name="P11">vanité dans le קהלת</text:p>
          </table:table-cell>
          <table:table-cell table:style-name="Табліца1.C2" office:value-type="string">
            <text:p text:style-name="P3">הֶבֶל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acuerir, achet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ָנַה</text:p>
          </table:table-cell>
        </table:table-row>
        <table:table-row table:style-name="Табліца1.1">
          <table:table-cell table:style-name="Табліца1.A2" office:value-type="string">
            <text:p text:style-name="P12">Caï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קַיִן</text:p>
          </table:table-cell>
        </table:table-row>
        <table:table-row table:style-name="Табліца1.1">
          <table:table-cell table:style-name="Табліца1.A2" office:value-type="string">
            <text:p text:style-name="P12">qui est entier</text:p>
          </table:table-cell>
          <table:table-cell table:style-name="Табліца1.A2" office:value-type="string">
            <text:p text:style-name="P12">קמץ קטן</text:p>
          </table:table-cell>
          <table:table-cell table:style-name="Табліца1.C2" office:value-type="string">
            <text:p text:style-name="P3">שְלֹמ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qui est comme Dieu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מִכַאֵל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Dieu est for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גַבְרִיאֵל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Théophores</text:p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3"/>
          </table:table-cell>
          <table:table-cell table:style-name="Табліца1.C2" office:value-type="string">
            <text:p text:style-name="P13"><text:span text:style-name="T4">ڤ</text:span><text:span text:style-name="T4">אֵל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3"/>
          </table:table-cell>
          <table:table-cell table:style-name="Табліца1.C2" office:value-type="string">
            <text:p text:style-name="P3">יוׂ ڤ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3"/>
          </table:table-cell>
          <table:table-cell table:style-name="Табліца1.C2" office:value-type="string">
            <text:p text:style-name="P3">ڤיַהוּ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3"/>
          </table:table-cell>
          <table:table-cell table:style-name="Табліца1.C2" office:value-type="string">
            <text:p text:style-name="P3">ڤיָה</text:p>
          </table:table-cell>
        </table:table-row>
        <table:table-row table:style-name="Табліца1.1">
          <table:table-cell table:style-name="Табліца1.A2" office:value-type="string">
            <text:p text:style-name="P12">bâton de Mosh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7"><text:s text:c="3"/></text:span><text:span text:style-name="T7">מַטֶה מׂשֶה</text:span>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déser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מִדבַּ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parl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>מְדַבֵּ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3"/>
          </table:table-cell>
        </table:table-row>
        <table:table-row table:style-name="Табліца1.1">
          <table:table-cell table:style-name="Табліца1.A2" office:value-type="string">
            <text:p text:style-name="P12">mot, phras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5"><text:span text:style-name="Strong_20_Emphasis"><text:span text:style-name="T15">דָּבָר</text:span>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«les mots» – Deutéronome</text:p>
          </table:table-cell>
          <table:table-cell table:style-name="Табліца1.C2" office:value-type="string">
            <text:p text:style-name="P8">דְּבָר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4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4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Les 12 fils de Jacob</text:p>
          </table:table-cell>
          <table:table-cell table:style-name="Табліца1.C2" office:value-type="string">
            <text:p text:style-name="P14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4"/>
          </table:table-cell>
        </table:table-row>
        <table:table-row table:style-name="Табліца1.1">
          <table:table-cell table:style-name="Табліца1.A2" office:value-type="string">
            <text:p text:style-name="P12">Re'uve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רְאוּבֵן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Shim'o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ִמְעוׂן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Levi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לֵוִי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Yehuda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יְהוּד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Da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דָּן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Naftali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נַפְתָּלִי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Gad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גָּד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Ash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ֲשֶ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Yissaḥa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יִשָֹּשכָ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Zevulu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זְבוּלוּן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Yosef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יוׂסֵף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Bin·yami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בִּנְיָמִין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Mots Lettinga 2</text:p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<text:span text:style-name="T1">ז </text:span><text:span text:style-name="T1">= זָכָר = </text:span><text:span text:style-name="T17">masculin</text:span></text:p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<text:span text:style-name="T1">נ </text:span><text:span text:style-name="T1">= <text:s/>נְקֵבָה = </text:span>féminin</text:p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pè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ָב <text:s text:c="4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ָבוׂת</text:p>
          </table:table-cell>
        </table:table-row>
        <table:table-row table:style-name="Табліца1.1">
          <table:table-cell table:style-name="Табліца1.A2" office:value-type="string">
            <text:p text:style-name="P12">frè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ָח <text:s text:c="4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ָחִים</text:p>
          </table:table-cell>
        </table:table-row>
        <table:table-row table:style-name="Табліца1.1">
          <table:table-cell table:style-name="Табліца1.A2" office:value-type="string">
            <text:p text:style-name="P12">mè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ֵם <text:s text:c="3"/>נ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ִמָּהוׂת</text:p>
          </table:table-cell>
        </table:table-row>
        <table:table-row table:style-name="Табліца1.1">
          <table:table-cell table:style-name="Табліца1.A2" office:value-type="string">
            <text:p text:style-name="P12">1 enfant <text:s/>2 fil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בֵּן <text:s text:c="5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בָּנִים</text:p>
          </table:table-cell>
        </table:table-row>
        <table:table-row table:style-name="Табліца1.1">
          <table:table-cell table:style-name="Табліца1.A2" office:value-type="string">
            <text:p text:style-name="P12">fill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בַּת <text:s text:c="3"/>נ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בָּנוׂת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>Dieu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ֵל <text:s text:c="4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ֵלִים</text:p>
          </table:table-cell>
        </table:table-row>
        <table:table-row table:style-name="Табліца1.1">
          <table:table-cell table:style-name="Табліца1.A2" office:value-type="string">
            <text:p text:style-name="P12">jardin</text:p>
          </table:table-cell>
          <table:table-cell table:style-name="Табліца1.A2" office:value-type="string">
            <text:p text:style-name="P16">גַּן עֵדֶן</text:p>
          </table:table-cell>
          <table:table-cell table:style-name="Табліца1.C2" office:value-type="string">
            <text:p text:style-name="P15">גַּן <text:s text:c="5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בראשית ב-ח / Genèse 2:8</text:p>
          </table:table-cell>
          <table:table-cell table:style-name="Табліца1.C2" office:value-type="string">
            <text:p text:style-name="P15">גַּנִּים</text:p>
          </table:table-cell>
        </table:table-row>
        <table:table-row table:style-name="Табліца1.1">
          <table:table-cell table:style-name="Табліца1.A2" office:value-type="string">
            <text:p text:style-name="P12">poisso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דָּגּ <text:s text:c="3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דָּגִּים</text:p>
          </table:table-cell>
        </table:table-row>
        <table:table-row table:style-name="Табліца1.1">
          <table:table-cell table:style-name="Табліца1.A2" office:value-type="string">
            <text:p text:style-name="P12">montagn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הַר <text:s text:c="3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הָרִים</text:p>
          </table:table-cell>
        </table:table-row>
        <table:table-row table:style-name="Табліца1.1">
          <table:table-cell table:style-name="Табліца1.A2" office:value-type="string">
            <text:p text:style-name="P12">qui?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מִי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peuple</text:p>
          </table:table-cell>
          <table:table-cell table:style-name="Табліца1.A2" office:value-type="string">
            <text:p text:style-name="P13"><text:span text:style-name="T1">שַלַּח אֶת</text:span><text:span text:style-name="T1">- <text:s text:c="2"/></text:span><text:span text:style-name="T1">עַמִּי</text:span></text:p>
          </table:table-cell>
          <table:table-cell table:style-name="Табліца1.C2" office:value-type="string">
            <text:p text:style-name="P15">עַם <text:s text:c="4"/>ז</text:p>
          </table:table-cell>
        </table:table-row>
        <table:table-row table:style-name="Табліца1.1">
          <table:table-cell table:style-name="Табліца1.A2" office:value-type="string">
            <text:p text:style-name="P12">«Laisse partir mon peuple»</text:p>
          </table:table-cell>
          <table:table-cell table:style-name="Табліца1.A2" office:value-type="string">
            <text:p text:style-name="P12">שמות ה-א / Exode 5:1</text:p>
          </table:table-cell>
          <table:table-cell table:style-name="Табліца1.C2" office:value-type="string">
            <text:p text:style-name="P15">עַמִּים</text:p>
          </table:table-cell>
        </table:table-row>
        <table:table-row table:style-name="Табліца1.1">
          <table:table-cell table:style-name="Табліца1.A2" office:value-type="string">
            <text:p text:style-name="P12">prince, minist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ַֹר <text:s text:c="4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ָֹרִים</text:p>
          </table:table-cell>
        </table:table-row>
        <table:table-row table:style-name="Табліца1.1">
          <table:table-cell table:style-name="Табліца1.A2" office:value-type="string">
            <text:p text:style-name="P12">vers, à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ֶל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être humai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ָדָם <text:s text:c="3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8">pluriel n'existe pas</text:p>
          </table:table-cell>
        </table:table-row>
        <table:table-row table:style-name="Табліца1.1">
          <table:table-cell table:style-name="Табліца1.A2" office:value-type="string">
            <text:p text:style-name="P12">bon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טוֹב טוׂב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טוֹבִים טוׂבוׂת</text:p>
          </table:table-cell>
        </table:table-row>
        <table:table-row table:style-name="Табліца1.1">
          <table:table-cell table:style-name="Табліца1.A2" office:value-type="string">
            <text:p text:style-name="P12">roi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מֶלֶךְ <text:s text:c="2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מְלָכִים</text:p>
          </table:table-cell>
        </table:table-row>
        <table:table-row table:style-name="Табліца1.1">
          <table:table-cell table:style-name="Табліца1.A2" office:value-type="string">
            <text:p text:style-name="P12">vill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עִיר <text:s text:c="2"/>נ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עָרִים</text:p>
          </table:table-cell>
        </table:table-row>
        <table:table-row table:style-name="Табліца1.1">
          <table:table-cell table:style-name="Табліца1.A2" office:value-type="string">
            <text:p text:style-name="P12">homm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ִיש <text:s text:c="4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ֲנָשִים</text:p>
          </table:table-cell>
        </table:table-row>
        <table:table-row table:style-name="Табліца1.1">
          <table:table-cell table:style-name="Табліца1.A2" office:value-type="string">
            <text:p text:style-name="P12">terre, pay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ֶרֶץ <text:s text:c="3"/>נ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ֲרָצוׂת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>prophète</text:p>
          </table:table-cell>
          <table:table-cell table:style-name="Табліца1.A2" office:value-type="string">
            <text:p text:style-name="P15"/>
          </table:table-cell>
          <table:table-cell table:style-name="Табліца1.C2" office:value-type="string">
            <text:p text:style-name="P15">נָבִיא <text:s text:c="3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5"/>
          </table:table-cell>
          <table:table-cell table:style-name="Табліца1.C2" office:value-type="string">
            <text:p text:style-name="P15">נְבִיאִים</text:p>
          </table:table-cell>
        </table:table-row>
        <table:table-row table:style-name="Табліца1.1">
          <table:table-cell table:style-name="Табліца1.A2" office:value-type="string">
            <text:p text:style-name="P12">jou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יוׂם <text:s text:c="4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יָמִים</text:p>
          </table:table-cell>
        </table:table-row>
        <table:table-row table:style-name="Табліца1.1">
          <table:table-cell table:style-name="Табліца1.A2" office:value-type="string">
            <text:p text:style-name="P12">feu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ֵש <text:s text:c="4"/>נ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ִשִּים</text:p>
          </table:table-cell>
        </table:table-row>
        <table:table-row table:style-name="Табліца1.1">
          <table:table-cell table:style-name="Табліца1.A2" office:value-type="string">
            <text:p text:style-name="P12">malheur, mal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רָעָה <text:s text:c="4"/>נ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רָעוׂת</text:p>
          </table:table-cell>
        </table:table-row>
        <table:table-row table:style-name="Табліца1.1">
          <table:table-cell table:style-name="Табліца1.A2" office:value-type="string">
            <text:p text:style-name="P12">sud (par rapport à Israël)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נֶגֶ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Lettinga 3</text:p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femm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ִשָּה <text:s text:c="5"/>נ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נָשִים</text:p>
          </table:table-cell>
        </table:table-row>
        <table:table-row table:style-name="Табліца1.1">
          <table:table-cell table:style-name="Табліца1.A2" office:value-type="string">
            <text:p text:style-name="P12">parol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דָּבָר <text:s text:c="4"/>ז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דְּבָרִים</text:p>
          </table:table-cell>
        </table:table-row>
        <table:table-row table:style-name="Табліца1.1">
          <table:table-cell table:style-name="Табліца1.A2" office:value-type="string">
            <text:p text:style-name="P12">lumièr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אוׂ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וׂרוׂת</text:p>
          </table:table-cell>
        </table:table-row>
        <table:table-row table:style-name="Табліца1.1">
          <table:table-cell table:style-name="Табліца1.A2" office:value-type="string">
            <text:p text:style-name="P12">peau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עוׂ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עוׂרוׂת</text:p>
          </table:table-cell>
        </table:table-row>
        <table:table-row table:style-name="Табліца1.1">
          <table:table-cell table:style-name="Табліца1.A2" office:value-type="string">
            <text:p text:style-name="P12">or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זָהָ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argent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כֶּסֶף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כסָפִים</text:p>
          </table:table-cell>
        </table:table-row>
        <table:table-row table:style-name="Табліца1.1">
          <table:table-cell table:style-name="Табліца1.A2" office:value-type="string">
            <text:p text:style-name="P12">jeune homme, garçon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נַעַ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נְעָרִים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>prêtr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כֹּהֵן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כּׂהֲנִים</text:p>
          </table:table-cell>
        </table:table-row>
        <table:table-row table:style-name="Табліца1.1">
          <table:table-cell table:style-name="Табліца1.A2" office:value-type="string">
            <text:p text:style-name="P12">grand prêt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כּׂהֵן גָּדׂל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nuit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לַיל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לֵילוׂת</text:p>
          </table:table-cell>
        </table:table-row>
        <table:table-row table:style-name="Табліца1.1">
          <table:table-cell table:style-name="Табліца1.A2" office:value-type="string">
            <text:p text:style-name="P12">e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2">וּ</text:span><text:span text:style-name="T2">-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dan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2">בְּ</text:span><text:span text:style-name="T2">-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en direction d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2">לְ</text:span><text:span text:style-name="T2">-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comm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2">כְּ</text:span><text:span text:style-name="T2">-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à elle</text:p>
          </table:table-cell>
          <table:table-cell table:style-name="Табліца1.A2" office:value-type="string">
            <text:p text:style-name="P12">[lah], un mappiq dans ה</text:p>
          </table:table-cell>
          <table:table-cell table:style-name="Табліца1.C2" office:value-type="string">
            <text:p text:style-name="P15">לָהּ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cheval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סוּס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סוּסִים</text:p>
          </table:table-cell>
        </table:table-row>
        <table:table-row table:style-name="Табліца1.1">
          <table:table-cell table:style-name="Табліца1.A2" office:value-type="string">
            <text:p text:style-name="P12">jument</text:p>
          </table:table-cell>
          <table:table-cell table:style-name="Табліца1.A2" office:value-type="string">
            <text:p text:style-name="P12">נ [susa]</text:p>
          </table:table-cell>
          <table:table-cell table:style-name="Табліца1.C2" office:value-type="string">
            <text:p text:style-name="P15">סוּס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סוּסוׂת</text:p>
          </table:table-cell>
        </table:table-row>
        <table:table-row table:style-name="Табліца1.1">
          <table:table-cell table:style-name="Табліца1.A2" office:value-type="string">
            <text:p text:style-name="P12">son cheval</text:p>
          </table:table-cell>
          <table:table-cell table:style-name="Табліца1.A2" office:value-type="string">
            <text:p text:style-name="P12">[susah], un mappiq dans ה</text:p>
          </table:table-cell>
          <table:table-cell table:style-name="Табліца1.C2" office:value-type="string">
            <text:p text:style-name="P15">סוּסָהּ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ân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חֲמוׂ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ֲמוׂרִים</text:p>
          </table:table-cell>
        </table:table-row>
        <table:table-row table:style-name="Табліца1.1">
          <table:table-cell table:style-name="Табліца1.A2" office:value-type="string">
            <text:p text:style-name="P12">verité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אֶמֶ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ֲמִיתוׂת</text:p>
          </table:table-cell>
        </table:table-row>
        <table:table-row table:style-name="Табліца1.1">
          <table:table-cell table:style-name="Табліца1.A2" office:value-type="string">
            <text:p text:style-name="P12">saint, sacr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קָדוׂש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>sainteté, chose saint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קוׂדֶש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קוׂדָשִים</text:p>
          </table:table-cell>
        </table:table-row>
        <table:table-row table:style-name="Табліца1.1">
          <table:table-cell table:style-name="Табліца1.A2" office:value-type="string">
            <text:p text:style-name="P12">saint des saint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קוׂדֶש הַקֳדָש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maladie (moderne)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מַחֲל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maladie (biblique)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חׂלִי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וׂלָא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just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צַדִּיק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צַדִּיקָה או צַדֶּקֶת</text:p>
          </table:table-cell>
        </table:table-row>
        <table:table-row table:style-name="Табліца1.1">
          <table:table-cell table:style-name="Табліца1.A2" office:value-type="string">
            <text:p text:style-name="P12">pieux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חָסִיד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Juste parmi les nation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ֲסִיד אֻמּוׂת הָעוׂלָ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Dieu</text:p>
          </table:table-cell>
          <table:table-cell table:style-name="Табліца1.A2" office:value-type="string">
            <text:p text:style-name="P12">[elohim]</text:p>
          </table:table-cell>
          <table:table-cell table:style-name="Табліца1.C2" office:value-type="string">
            <text:p text:style-name="P15">אֱלׂה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[elo<text:span text:style-name="T18">w</text:span>ah]</text:p>
          </table:table-cell>
          <table:table-cell table:style-name="Табліца1.C2" office:value-type="string">
            <text:p text:style-name="P15">אֱלוׂהַּ</text:p>
          </table:table-cell>
        </table:table-row>
        <table:table-row table:style-name="Табліца1.1">
          <table:table-cell table:style-name="Табліца1.A2" office:value-type="string">
            <text:p text:style-name="P12">entier, sans défau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תָּמ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agneu sans défau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ֶֹה תָּמ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Noah était un homme juste et integre dans sa génération</text:p>
          </table:table-cell>
          <table:table-cell table:style-name="Табліца1.A2" office:value-type="string">
            <text:p text:style-name="P12">בראשית ה-ט</text:p>
          </table:table-cell>
          <table:table-cell table:style-name="Табліца1.C2" office:value-type="string">
            <text:p text:style-name="P15">נׂחַ אִיש צַדִּיק תָּמִים הָיָה בְּדּׂרׂתָיו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Lettinga 4</text:p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nom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שֵם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ְמוׂת</text:p>
          </table:table-cell>
        </table:table-row>
        <table:table-row table:style-name="Табліца1.1">
          <table:table-cell table:style-name="Табліца1.A2" office:value-type="string">
            <text:p text:style-name="P12">fêt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חַג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ַגִּים</text:p>
          </table:table-cell>
        </table:table-row>
        <table:table-row table:style-name="Табліца1.1">
          <table:table-cell table:style-name="Табліца1.A2" office:value-type="string">
            <text:p text:style-name="P12">émigré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גֵּ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גֵּרִים</text:p>
          </table:table-cell>
        </table:table-row>
        <table:table-row table:style-name="Табліца1.1">
          <table:table-cell table:style-name="Табліца1.A2" office:value-type="string">
            <text:p text:style-name="P12">coeur 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לֵ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לִיבּוׂ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rarement</text:p>
          </table:table-cell>
          <table:table-cell table:style-name="Табліца1.C2" office:value-type="string">
            <text:p text:style-name="P15">לֵבָב</text:p>
          </table:table-cell>
        </table:table-row>
        <table:table-row table:style-name="Табліца1.1">
          <table:table-cell table:style-name="Табліца1.A2" office:value-type="string">
            <text:p text:style-name="P12">maison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בַּיִ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בָּתּ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genitif</text:p>
          </table:table-cell>
          <table:table-cell table:style-name="Табліца1.C2" office:value-type="string">
            <text:p text:style-name="P15">בֵּית</text:p>
          </table:table-cell>
        </table:table-row>
        <table:table-row table:style-name="Табліца1.1">
          <table:table-cell table:style-name="Табліца1.A2" office:value-type="string">
            <text:p text:style-name="P12">chemin, voie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דֶּרֶךְ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דְּרָכִים</text:p>
          </table:table-cell>
        </table:table-row>
        <table:table-row table:style-name="Табліца1.1">
          <table:table-cell table:style-name="Табліца1.A2" office:value-type="string">
            <text:p text:style-name="P12">eaux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מַיִ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pas de singulier</text:p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ciel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שָמַיִ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pas de singulier</text:p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serviteur, esclav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עֶבֶד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עֲבָדִים</text:p>
          </table:table-cell>
        </table:table-row>
        <table:table-row table:style-name="Табліца1.1">
          <table:table-cell table:style-name="Табліца1.A2" office:value-type="string">
            <text:p text:style-name="P12">livre, lettre, document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סֵפֶ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סְפָרִים</text:p>
          </table:table-cell>
        </table:table-row>
        <table:table-row table:style-name="Табліца1.1">
          <table:table-cell table:style-name="Табліца1.A2" office:value-type="string">
            <text:p text:style-name="P12">vin</text:p>
          </table:table-cell>
          <table:table-cell table:style-name="Табліца1.A2" office:value-type="string">
            <text:p text:style-name="P12">ז [yayin]</text:p>
          </table:table-cell>
          <table:table-cell table:style-name="Табліца1.C2" office:value-type="string">
            <text:p text:style-name="P15">יַיִן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[yenot]</text:p>
          </table:table-cell>
          <table:table-cell table:style-name="Табліца1.C2" office:value-type="string">
            <text:p text:style-name="P15">יֵינוׂת</text:p>
          </table:table-cell>
        </table:table-row>
        <table:table-row table:style-name="Табліца1.1">
          <table:table-cell table:style-name="Табліца1.A2" office:value-type="string">
            <text:p text:style-name="P12">aussi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גַּ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jambe, pied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רֶגֶל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רַגְלַיִם</text:p>
          </table:table-cell>
        </table:table-row>
        <table:table-row table:style-name="Табліца1.1">
          <table:table-cell table:style-name="Табліца1.A2" office:value-type="string">
            <text:p text:style-name="P12">têt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רׂאש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רָאשִים</text:p>
          </table:table-cell>
        </table:table-row>
        <table:table-row table:style-name="Табліца1.1">
          <table:table-cell table:style-name="Табліца1.A2" office:value-type="string">
            <text:p text:style-name="P12">sag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חָכָ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ֲכָמִם</text:p>
          </table:table-cell>
        </table:table-row>
        <table:table-row table:style-name="Табліца1.1">
          <table:table-cell table:style-name="Табліца1.A2" office:value-type="string">
            <text:p text:style-name="P12">sagesse</text:p>
          </table:table-cell>
          <table:table-cell table:style-name="Табліца1.A2" office:value-type="string">
            <text:p text:style-name="P12">נ <text:s text:c="5"/>קמץ קטן <text:s/>[ḥoḥma]</text:p>
          </table:table-cell>
          <table:table-cell table:style-name="Табліца1.C2" office:value-type="string">
            <text:p text:style-name="P15">חָכְמ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קמץ קטן [ḥoḥmot]</text:p>
          </table:table-cell>
          <table:table-cell table:style-name="Табліца1.C2" office:value-type="string">
            <text:p text:style-name="P15">חָכְמוׂת</text:p>
          </table:table-cell>
        </table:table-row>
        <table:table-row table:style-name="Табліца1.1">
          <table:table-cell table:style-name="Табліца1.A2" office:value-type="string">
            <text:p text:style-name="P12">manger</text:p>
          </table:table-cell>
          <table:table-cell table:style-name="Табліца1.A2" office:value-type="string">
            <text:p text:style-name="P12">אֲנִי אוׂכֵל</text:p>
          </table:table-cell>
          <table:table-cell table:style-name="Табліца1.C2" office:value-type="string">
            <text:p text:style-name="P15">אָכַל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vent, âme, esprit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רוּחַ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רוּחוׂת</text:p>
          </table:table-cell>
        </table:table-row>
        <table:table-row table:style-name="Табліца1.1">
          <table:table-cell table:style-name="Табліца1.A2" office:value-type="string">
            <text:p text:style-name="P12">nourriture</text:p>
          </table:table-cell>
          <table:table-cell table:style-name="Табліца1.A2" office:value-type="string">
            <text:p text:style-name="P12">נ <text:s text:c="3"/>קמץ קטן</text:p>
          </table:table-cell>
          <table:table-cell table:style-name="Табліца1.C2" office:value-type="string">
            <text:p text:style-name="P15">אָכְל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voler, dérob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גָּנַ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voleur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גַּנָ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גַּנֶבֶ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Fille nubile</text:p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jeune fille</text:p>
          </table:table-cell>
          <table:table-cell table:style-name="Табліца1.A2" office:value-type="string">
            <text:p text:style-name="P12">désigne l'âge, la fonction</text:p>
          </table:table-cell>
          <table:table-cell table:style-name="Табліца1.C2" office:value-type="string">
            <text:p text:style-name="P15">נַעֲר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נְעָרוׂת</text:p>
          </table:table-cell>
        </table:table-row>
        <table:table-row table:style-name="Табліца1.1">
          <table:table-cell table:style-name="Табліца1.A2" office:value-type="string">
            <text:p text:style-name="P12">petite fille</text:p>
          </table:table-cell>
          <table:table-cell table:style-name="Табліца1.A2" office:value-type="string">
            <text:p text:style-name="P12">ילד – racine «enfant», </text:p>
          </table:table-cell>
          <table:table-cell table:style-name="Табліца1.C2" office:value-type="string">
            <text:p text:style-name="P15">יַלדּ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«accoucher»</text:p>
          </table:table-cell>
          <table:table-cell table:style-name="Табліца1.C2" office:value-type="string">
            <text:p text:style-name="P15">יְלָדוׂת</text:p>
          </table:table-cell>
        </table:table-row>
        <table:table-row table:style-name="Табліца1.1">
          <table:table-cell table:style-name="Табліца1.A2" office:value-type="string">
            <text:p text:style-name="P12">vierg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בְּתוּל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בְּתוּלוׂת</text:p>
          </table:table-cell>
        </table:table-row>
        <table:table-row table:style-name="Табліца1.1">
          <table:table-cell table:style-name="Табліца1.A2" office:value-type="string">
            <text:p text:style-name="P12">jeune fille</text:p>
          </table:table-cell>
          <table:table-cell table:style-name="Табліца1.A2" office:value-type="string">
            <text:p text:style-name="P12">בחר – racine «élir»,</text:p>
          </table:table-cell>
          <table:table-cell table:style-name="Табліца1.C2" office:value-type="string">
            <text:p text:style-name="P15">בַּחוּר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lit. «élu» (de mon coeur)</text:p>
          </table:table-cell>
          <table:table-cell table:style-name="Табліца1.C2" office:value-type="string">
            <text:p text:style-name="P15">בַּחוּרוׂת</text:p>
          </table:table-cell>
        </table:table-row>
        <table:table-row table:style-name="Табліца1.1">
          <table:table-cell table:style-name="Табліца1.A2" office:value-type="string">
            <text:p text:style-name="P12">jeune fill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עַלמָה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עֲלָמוׂ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0">Voici</text:p>
            <text:p text:style-name="P10">la jeune fille</text:p>
            <text:p text:style-name="P10">a conçu</text:p>
            <text:p text:style-name="P10">et elle enfante un fils</text:p>
            <text:p text:style-name="P10">et on lui donne le nom</text:p>
            <text:p text:style-name="P10">d’Emmanuel.</text:p>
          </table:table-cell>
          <table:table-cell table:style-name="Табліца1.A2" office:value-type="string">
            <text:p text:style-name="P12">ישעיה ז – יד</text:p>
          </table:table-cell>
          <table:table-cell table:style-name="Табліца1.C2" office:value-type="string">
            <text:p text:style-name="P13"><text:span text:style-name="T2">הִנֵּה</text:span><text:span text:style-name="T2"> </text:span></text:p>
            <text:p text:style-name="P15">הָעַלמָה</text:p>
            <text:p text:style-name="P15">הָרָה</text:p>
            <text:p text:style-name="P15">וְיׁׂלֶדֶת בֵּן</text:p>
            <text:p text:style-name="P15">וְקָּרָאת שְמוׂ</text:p>
            <text:p text:style-name="P15">עִמָּנוּאֵל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Trois mots en hébreu n'éxistants qu'au pluriel</text:p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eau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מַיִ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ciel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ָמַיִ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vi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ַי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Deux équivalents pour «peuple»</text:p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עַ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עַמּ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גּוׂי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גּוׂיִ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0">Je ferai de toi une grande nation</text:p>
          </table:table-cell>
          <table:table-cell table:style-name="Табліца1.A2" office:value-type="string">
            <text:p text:style-name="P12">בראשית <text:s text:c="2"/>יב – ב</text:p>
          </table:table-cell>
          <table:table-cell table:style-name="Табліца1.C2" office:value-type="string">
            <text:p text:style-name="P15">וְאֶעֶשְׂךָ לְגוׂי גָּדוׂל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nouveau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ָדָש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mois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ׂדֶש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ֳדַש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jug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וׂפֵט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וׂפְט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étai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הָי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sag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ָכָם</text:p>
          </table:table-cell>
        </table:table-row>
        <table:table-row table:style-name="Табліца1.1">
          <table:table-cell table:style-name="Табліца1.A2" office:value-type="string">
            <text:p text:style-name="P12">(f)</text:p>
          </table:table-cell>
          <table:table-cell table:style-name="Табліца1.A2" office:value-type="string">
            <text:p text:style-name="P12">shwa mobile</text:p>
          </table:table-cell>
          <table:table-cell table:style-name="Табліца1.C2" office:value-type="string">
            <text:p text:style-name="P15">חֲכָמ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Job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ִיוׂ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aide</text:p>
          </table:table-cell>
          <table:table-cell table:style-name="Табліца1.A2" office:value-type="string">
            <text:p text:style-name="P12">racine ישע</text:p>
          </table:table-cell>
          <table:table-cell table:style-name="Табліца1.C2" office:value-type="string">
            <text:p text:style-name="P15">יֶשָע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Egypt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מִצרַיִ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matin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בּׂקֶ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בְּקָר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soir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עֶרֶ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עֲרָב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lumièr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אוׂר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וׂרוׂ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obscurité, rénèbres, misèr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חׂשֶךְ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saint/sacré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קָדוׂש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קְדוׂש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sainteté/chose saint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קׂדֶש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קֳדָש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peti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קָטָן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קְטַנּ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קְטַנּ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קְטַנּוׂ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convenant, alliance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בְּרִי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בְּרִיתוׂ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découper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כָּרַת</text:p>
          </table:table-cell>
        </table:table-row>
        <table:table-row table:style-name="Табліца1.1">
          <table:table-cell table:style-name="Табліца1.A2" office:value-type="string">
            <text:p text:style-name="P12">établir un convenan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כָּרַת בְּרִי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mond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עוׂלָ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עוׂלָמ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étérnité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נֶצַח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נְצַח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su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עַל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soleil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שֶמֶש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ְמָשוׂ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paix, bonjour, au revoi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ָלוׂ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arbr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אֵץ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אֵצִי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aile/(collectif) oiseaux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עוׂף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tou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כּׂל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2">כָּל</text:span><text:span text:style-name="T2">-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gard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ָמַ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jug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ָפַט</text:p>
          </table:table-cell>
        </table:table-row>
        <table:table-row table:style-name="Табліца1.1">
          <table:table-cell table:style-name="Табліца1.A2" office:value-type="string">
            <text:p text:style-name="P12">je juge</text:p>
          </table:table-cell>
          <table:table-cell table:style-name="Табліца1.A2" office:value-type="string">
            <text:p text:style-name="P12">אֲנִי</text:p>
          </table:table-cell>
          <table:table-cell table:style-name="Табліца1.C2" office:value-type="string">
            <text:p text:style-name="P15">שׂפֵט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vivant, animal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ָיּ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écouter, entend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ָמַע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écrir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כָּתַ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Lettinga exercices pages 6 – 7</text:p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voix, son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קוׂל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קוׂלוׂת</text:p>
          </table:table-cell>
        </table:table-row>
        <table:table-row table:style-name="Табліца1.1">
          <table:table-cell table:style-name="Табліца1.A2" office:value-type="string">
            <text:p text:style-name="P12">rêv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חֲלוׂ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ֲלוׂמוׂת</text:p>
          </table:table-cell>
        </table:table-row>
        <table:table-row table:style-name="Табліца1.1">
          <table:table-cell table:style-name="Табліца1.A2" office:value-type="string">
            <text:p text:style-name="P12">famine, faim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רָעָ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avoir faim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רָעַב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magnificence, majesté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הוׂד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firmament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רָקִיעַ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épée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3"><text:span text:style-name="T2">חָרָב </text:span><text:span text:style-name="T2">|| <text:s text:c="3"/>חֶרֶב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ֲרָבוׂת</text:p>
          </table:table-cell>
        </table:table-row>
        <table:table-row table:style-name="Табліца1.1">
          <table:table-cell table:style-name="Табліца1.A2" office:value-type="string">
            <text:p text:style-name="P12">poussièr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עָפָ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appel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2">קרא לְ</text:span><text:span text:style-name="T2">-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all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הָלַךְ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méchant, impi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רָשָע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justice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צְדָק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splendeur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הָדָ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tu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3"><text:span text:style-name="T2">הרג <text:s text:c="2"/></text:span><text:span text:style-name="T2">|| <text:s text:c="3"/>קטל</text:span>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droit, honnêt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יָשָר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יְשָרִים</text:p>
          </table:table-cell>
        </table:table-row>
        <table:table-row table:style-name="Табліца1.1">
          <table:table-cell table:style-name="Табліца1.A2" office:value-type="string">
            <text:p text:style-name="P12">gros bétail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בְּהַמָה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בְּהֵמוׂת</text:p>
          </table:table-cell>
        </table:table-row>
        <table:table-row table:style-name="Табліца1.1">
          <table:table-cell table:style-name="Табліца1.A2" office:value-type="string">
            <text:p text:style-name="P12">menu bétail</text:p>
          </table:table-cell>
          <table:table-cell table:style-name="Табліца1.A2" office:value-type="string">
            <text:p text:style-name="P12">ז או נ</text:p>
          </table:table-cell>
          <table:table-cell table:style-name="Табліца1.C2" office:value-type="string">
            <text:p text:style-name="P15">צׂאן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volaill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עוׂף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עוׂפוׂת</text:p>
          </table:table-cell>
        </table:table-row>
        <table:table-row table:style-name="Табліца1.1">
          <table:table-cell table:style-name="Табліца1.A2" office:value-type="string">
            <text:p text:style-name="P12">misericorde, grâce</text:p>
          </table:table-cell>
          <table:table-cell table:style-name="Табліца1.A2" office:value-type="string">
            <text:p text:style-name="P12">ז</text:p>
          </table:table-cell>
          <table:table-cell table:style-name="Табліца1.C2" office:value-type="string">
            <text:p text:style-name="P15">חֶסֶד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חֲסָדִים</text:p>
          </table:table-cell>
        </table:table-row>
        <table:table-row table:style-name="Табліца1.1">
          <table:table-cell table:style-name="Табліца1.A2" office:value-type="string">
            <text:p text:style-name="P12">habiter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שָכַן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haut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גָּבׂהַּ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***</text:p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pluie</text:p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>מָטָר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lettre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אוֹ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un verre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<text:span text:style-name="T19">כּ</text:span>וׂס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une fois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<text:span text:style-name="T19">פַּ</text:span>עַם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âme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7">נֶפֶש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langue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לָשוׂן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couteau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7">סַכִּין</text:p>
          </table:table-cell>
        </table:table-row>
        <text:soft-page-break/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soleil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שֶמֶש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la voie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7">דֶּרֶךְ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ésprit/vent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רוּחַ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commerce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חֲנוּ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נ''ר</text:p>
          </table:table-cell>
          <table:table-cell table:style-name="Табліца1.C2" office:value-type="string">
            <text:p text:style-name="P15">חֲנֻיוֹ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/>
          </table:table-cell>
          <table:table-cell table:style-name="Табліца1.C2" office:value-type="string">
            <text:p text:style-name="P15"/>
          </table:table-cell>
        </table:table-row>
        <table:table-row table:style-name="Табліца1.1">
          <table:table-cell table:style-name="Табліца1.A2" office:value-type="string">
            <text:p text:style-name="P12">voiture</text:p>
          </table:table-cell>
          <table:table-cell table:style-name="Табліца1.A2" office:value-type="string">
            <text:p text:style-name="P12">נ</text:p>
          </table:table-cell>
          <table:table-cell table:style-name="Табліца1.C2" office:value-type="string">
            <text:p text:style-name="P15">מְכוֹנִית</text:p>
          </table:table-cell>
        </table:table-row>
        <table:table-row table:style-name="Табліца1.1">
          <table:table-cell table:style-name="Табліца1.A2" office:value-type="string">
            <text:p text:style-name="P12"/>
          </table:table-cell>
          <table:table-cell table:style-name="Табліца1.A2" office:value-type="string">
            <text:p text:style-name="P12">נ''ר</text:p>
          </table:table-cell>
          <table:table-cell table:style-name="Табліца1.C2" office:value-type="string">
            <text:p text:style-name="P17">מְכוֹנִיּוֹת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 style:font-family-generic="roma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e" fo:country="BY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be" fo:country="BY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Heading_20_3" style:display-name="Heading 3" style:family="paragraph" style:parent-style-name="Heading_20__28_user_29_" style:next-style-name="Text_20_body" style:default-outline-level="3" style:class="text">
      <style:text-properties style:font-name="Times New Roman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23T00:10:45</meta:creation-date>
    <dc:date>2014-09-06T13:45:04</dc:date>
    <meta:editing-cycles>16</meta:editing-cycles>
    <meta:editing-duration>PT09H09M00S</meta:editing-duration>
    <dc:creator>seva </dc:creator>
    <meta:generator>OpenOffice.org/3.2$Unix OpenOffice.org_project/320m12$Build-9483</meta:generator>
    <meta:document-statistic meta:table-count="1" meta:image-count="0" meta:object-count="0" meta:page-count="22" meta:paragraph-count="880" meta:word-count="1379" meta:character-count="7506"/>
    <meta:user-defined meta:name="Звесткі 1"/>
    <meta:user-defined meta:name="Звесткі 2"/>
    <meta:user-defined meta:name="Звесткі 3"/>
    <meta:user-defined meta:name="Звесткі 4"/>
  </office:meta>
</office:document-meta>
</file>